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ing">
      <style:paragraph-properties fo:text-align="center" style:justify-single-word="false" fo:padding="0.049cm" fo:border="0.002cm solid #000000" style:shadow="none"/>
      <style:text-properties fo:font-size="18pt" style:font-size-asian="18pt" style:font-size-complex="18pt"/>
    </style:style>
    <style:style style:name="P2" style:family="paragraph" style:parent-style-name="Standard">
      <style:text-properties style:font-name="Courier New" fo:font-size="9pt" style:font-size-asian="9pt" style:font-size-complex="9pt"/>
    </style:style>
    <style:style style:name="P3" style:family="paragraph" style:parent-style-name="Standard">
      <style:text-properties style:font-name="Courier New" fo:font-size="10pt" style:font-size-asian="10pt" style:font-size-complex="10pt"/>
    </style:style>
    <style:style style:name="P4" style:family="paragraph" style:parent-style-name="Standard">
      <style:text-properties fo:font-weight="bold" style:font-weight-asian="bold" style:font-weight-complex="bold"/>
    </style:style>
    <style:style style:name="P5" style:family="paragraph" style:parent-style-name="Standard">
      <style:text-properties style:text-underline-style="solid" style:text-underline-width="auto" style:text-underline-color="font-color"/>
    </style:style>
    <style:style style:name="P6" style:family="paragraph" style:parent-style-name="Preformatted_20_Text">
      <style:paragraph-properties fo:margin-top="0cm" fo:margin-bottom="0.499cm"/>
    </style:style>
    <style:style style:name="P7" style:family="paragraph" style:parent-style-name="Heading">
      <style:paragraph-properties fo:text-align="center" style:justify-single-word="false" fo:padding="0.049cm" fo:border="0.002cm solid #000000" style:shadow="none"/>
    </style:style>
    <style:style style:name="P8" style:family="paragraph" style:parent-style-name="Heading">
      <style:paragraph-properties fo:text-align="center" style:justify-single-word="false" fo:padding="0.049cm" fo:border="0.002cm solid #000000" style:shadow="none"/>
      <style:text-properties fo:font-size="18pt" style:font-size-asian="18pt" style:font-size-complex="18pt"/>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style:text-underline-style="solid" style:text-underline-width="auto" style:text-underline-color="font-color"/>
    </style:style>
    <style:style style:name="T4" style:family="text">
      <style:text-properties fo:font-size="18pt" style:font-size-asian="18pt" style:font-size-complex="18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Standard"/>
      <text:p text:style-name="Standard"/>
      <text:p text:style-name="Standard"/>
      <text:p text:style-name="P1">Linux – hors OC</text:p>
      <text:p text:style-name="Standard"/>
      <text:h text:style-name="Heading_20_1" text:outline-level="1">YT – Formation Vidéo</text:h>
      <text:p text:style-name="Standard">Une série très complète sur Linux. C'est exhaustif mais long.</text:p>
      <text:p text:style-name="Standard"><text:a xlink:type="simple" xlink:href="https://www.youtube.com/playlist?list=PLrSOXFDHBtfHKxuz6NySItyf4iSEcTw97" text:style-name="Internet_20_link" text:visited-style-name="Visited_20_Internet_20_Link">https://www.youtube.com/playlist?list=PLrSOXFDHBtfHKxuz6NySItyf4iSEcTw97</text:a></text:p>
      <text:p text:style-name="Standard"/>
      <text:h text:style-name="Heading_20_2" text:outline-level="2">GNU/Linux 2 : installation</text:h>
      <text:p text:style-name="Standard"><text:a xlink:type="simple" xlink:href="https://www.youtube.com/watch?v=0i2WTmKktbE&amp;list=PLrSOXFDHBtfHKxuz6NySItyf4iSEcTw97&amp;index=3" text:style-name="Internet_20_link" text:visited-style-name="Visited_20_Internet_20_Link">https://www.youtube.com/watch?v=0i2WTmKktbE&amp;list=PLrSOXFDHBtfHKxuz6NySItyf4iSEcTw97&amp;index=3</text:a></text:p>
      <text:p text:style-name="Standard">Dans cette vidéo il détaille toutes les interfaces de bureau possible. On peut se définir une espèce de fond d'écran applicatif avec plein d'infos (interface Conky et Conky manager). Le tout est personnalisable. Ca existe aussi sous Windows (voir <text:a xlink:type="simple" xlink:href="https://alternativeto.net/software/conky/?platform=windows" text:style-name="Internet_20_link" text:visited-style-name="Visited_20_Internet_20_Link">https://alternativeto.net/software/conky/?platform=windows</text:a>) ou carrément conky for windows ?</text:p>
      <text:p text:style-name="Standard"/>
      <text:p text:style-name="Standard">Un site conseillé qui recense la plupart des distributions</text:p>
      <text:p text:style-name="Standard"><text:a xlink:type="simple" xlink:href="https://distrowatch.com/" text:style-name="Internet_20_link" text:visited-style-name="Visited_20_Internet_20_Link">https://distrowatch.com/</text:a></text:p>
      <text:h text:style-name="Heading_20_1" text:outline-level="1">Autres Distributions Linux</text:h>
      <text:p text:style-name="Standard"/>
      <text:p text:style-name="Standard">Deepin une distribution Linux Chinoise qui a l'air de concurrencer Windows. Ici vidéo de présentation de DistroTube (c'est un survol)</text:p>
      <text:p text:style-name="Standard">Ici l'interface graphique se rapproche de celle de Windows</text:p>
      <text:p text:style-name="Standard">Il faut dire que l'interface graphique de Ubunto ressemble un peu à celle de Windows 3.1</text:p>
      <text:p text:style-name="Standard"><text:a xlink:type="simple" xlink:href="https://www.youtube.com/watch?v=29onMCIbbXc" text:style-name="Internet_20_link" text:visited-style-name="Visited_20_Internet_20_Link">https://www.youtube.com/watch?v=29onMCIbbXc</text:a></text:p>
      <text:p text:style-name="Standard"/>
      <text:p text:style-name="Standard"/>
      <text:p text:style-name="Standard"/>
      <text:p text:style-name="Standard"/>
      <text:p text:style-name="P7"><text:span text:style-name="T4">DevOps</text:span></text:p>
      <text:h text:style-name="Heading_20_1" text:outline-level="1">Matériel</text:h>
      <text:p text:style-name="Standard"/>
      <text:p text:style-name="Standard">Une chaîne dédiée à ça</text:p>
      <text:p text:style-name="Standard"><text:a xlink:type="simple" xlink:href="https://www.youtube.com/c/DevOpsDirective/videos" text:style-name="Internet_20_link" text:visited-style-name="Visited_20_Internet_20_Link">https://www.youtube.com/c/DevOpsDirective/videos</text:a></text:p>
      <text:p text:style-name="Standard"/>
      <text:p text:style-name="Standard"/>
      <text:h text:style-name="Heading_20_1" text:outline-level="1"><text:soft-page-break/>Azure DevOps Tutorial For Beginners</text:h>
      <text:p text:style-name="Standard">Chaîne Edureka</text:p>
      <text:p text:style-name="Standard"><text:a xlink:type="simple" xlink:href="https://www.youtube.com/watch?v=DUYcT0Pf7H4" text:style-name="Internet_20_link" text:visited-style-name="Visited_20_Internet_20_Link">https://www.youtube.com/watch?v=DUYcT0Pf7H4</text:a></text:p>
      <text:p text:style-name="Standard"/>
      <text:p text:style-name="Standard"/>
      <text:h text:style-name="Heading_20_1" text:outline-level="1">Kubernetes</text:h>
      <text:p text:style-name="Standard">Une play list complète sur le sujet par Jeff Geerling. </text:p>
      <text:p text:style-name="Standard"><text:a xlink:type="simple" xlink:href="https://www.youtube.com/playlist?list=PL2_OBreMn7FoYmfx27iSwocotjiikS5BD" text:style-name="Internet_20_link" text:visited-style-name="Visited_20_Internet_20_Link">https://www.youtube.com/playlist?list=PL2_OBreMn7FoYmfx27iSwocotjiikS5BD</text:a></text:p>
      <text:p text:style-name="Standard">Il y a d'autres sujets intéressant sur sa chaîne comme PI cluster, Drupal, ...</text:p>
      <text:p text:style-name="Standard"/>
      <text:p text:style-name="Standard"/>
      <text:p text:style-name="Standard"/>
      <text:p text:style-name="P1">Mise en ligne</text:p>
      <text:p text:style-name="Standard"/>
      <text:h text:style-name="Heading_20_1" text:outline-level="1">Comment mettre votre site web en ligne en 5 min</text:h>
      <text:p text:style-name="Text_20_body">Simon Dieni</text:p>
      <text:p text:style-name="Standard"><text:a xlink:type="simple" xlink:href="https://www.youtube.com/watch?v=uy3e1QkoWwk" text:style-name="Internet_20_link" text:visited-style-name="Visited_20_Internet_20_Link">https://www.youtube.com/watch?v=uy3e1QkoWwk</text:a></text:p>
      <text:p text:style-name="Standard"/>
      <text:p text:style-name="Standard"/>
      <text:p text:style-name="Standard"/>
      <text:p text:style-name="Standard"/>
      <text:p text:style-name="P1">Simpli learn</text:p>
      <text:p text:style-name="Standard"/>
      <text:h text:style-name="Heading_20_1" text:outline-level="1">Dockers and Kubernetes Full Course 2022</text:h>
      <text:p text:style-name="Standard"/>
      <text:p text:style-name="Standard"><text:a xlink:type="simple" xlink:href="https://www.youtube.com/watch?v=Dde2vydUtEg" text:style-name="Internet_20_link" text:visited-style-name="Visited_20_Internet_20_Link">https://www.youtube.com/watch?v=Dde2vydUtEg</text:a></text:p>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ourier New" style:font-name-asian="NSimSun" style:font-name-complex="Courier New"/>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0-06-24T17:36:06.68</meta:creation-date>
    <dc:date>2022-02-13T12:45:32.88</dc:date>
    <meta:editing-duration>P20DT16H43M36S</meta:editing-duration>
    <meta:editing-cycles>286</meta:editing-cycles>
    <meta:generator>OpenOffice/4.1.9$Win32 OpenOffice.org_project/419m1$Build-9805</meta:generator>
    <meta:document-statistic meta:table-count="0" meta:image-count="0" meta:object-count="0" meta:page-count="2" meta:paragraph-count="32" meta:word-count="196" meta:character-count="1653"/>
  </office:meta>
</office:document-meta>
</file>